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1.301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XT_Men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l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Ouvre un verrou du donj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lé en 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Ouvre un vieux verrou du donj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</text:p>
          </table:table-cell>
          <table:table-cell table:style-name="ce3" office:value-type="string" calcext:value-type="string">
            <text:p>Carte du Mo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table:style-name="ce3" office:value-type="string" calcext:value-type="string">
            <text:p>Un parchemin des principales îles de Méïa. Ces cartes ont comme réputations d'être incomplèt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</text:p>
          </table:table-cell>
          <table:table-cell table:style-name="ce3" office:value-type="string" calcext:value-type="string">
            <text:p>Grande Carte du Mo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table:style-name="ce3" office:value-type="string" calcext:value-type="string">
            <text:p>La grande carte de Méïa. C'est une des rare carte complète du mond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ble</text:p>
          </table:table-cell>
          <table:table-cell office:value-type="string" calcext:value-type="string">
            <text:p>Sac de Dynam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Avec ce sac, vous pouvez transporter et utiliser <text:span text:style-name="T1">des Dynamites</text:span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ynami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explosif utile pour détruire des murs fissurés. Non, ne mangez pas ça 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ble</text:p>
          </table:table-cell>
          <table:table-cell office:value-type="string" calcext:value-type="string">
            <text:p>Lanter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Permet d’illuminer les alentours et même de révéler la présence d’objet tapis dans l’obscurité. Elle consomme de la magie pour brill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ble</text:p>
          </table:table-cell>
          <table:table-cell office:value-type="string" calcext:value-type="string">
            <text:p>Pistol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mousquet à silex développé pour lancer des perles de magie. Utile contre les monstres ou pour activer des mécanismes électriqu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ble</text:p>
          </table:table-cell>
          <table:table-cell office:value-type="string" calcext:value-type="string">
            <text:p>Cristal Ter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étrange pierre précieuse. Son éclat doit être ravive pour qu’elle recouvre ses pouvoi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ble</text:p>
          </table:table-cell>
          <table:table-cell office:value-type="string" calcext:value-type="string">
            <text:p>Cristal Magi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jolie gemme qui remplit votre barre de vie avec le contenu de votre barre de magie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ll</text:p>
          </table:table-cell>
          <table:table-cell table:style-name="ce3" office:value-type="string" calcext:value-type="string">
            <text:p>Écaille d’Argen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</text:p>
          </table:table-cell>
          <table:table-cell table:style-name="ce3" office:value-type="string" calcext:value-type="string">
            <text:p>Des écailles de sirène appartenant à la sirène d’argent cachée quelque part en Mé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ll</text:p>
          </table:table-cell>
          <table:table-cell office:value-type="string" calcext:value-type="string">
            <text:p>Poudre d’Étoil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</text:p>
          </table:table-cell>
          <table:table-cell office:value-type="string" calcext:value-type="string">
            <text:p>De la poussière de minerais rare utilisé en alchimie pour renforcer l’équipement.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</text:p>
          </table:table-cell>
          <table:table-cell table:style-name="ce3" office:value-type="string" calcext:value-type="string">
            <text:p>Orbe Rou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table:style-name="ce3" office:value-type="string" calcext:value-type="string">
            <text:p>Une shpère cristaline en rubis. Sert à activer des mécanismes. Quelque part en Méï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</text:p>
          </table:table-cell>
          <table:table-cell table:style-name="ce3" office:value-type="string" calcext:value-type="string">
            <text:p>Orbe Ble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table:style-name="ce3" office:value-type="string" calcext:value-type="string">
            <text:p>Une shpère cristaline en saphir. Sert à activer des mécanismes. Quelque part en Méï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</text:p>
          </table:table-cell>
          <table:table-cell table:style-name="ce3" office:value-type="string" calcext:value-type="string">
            <text:p>Orbe Mau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table:style-name="ce3" office:value-type="string" calcext:value-type="string">
            <text:p>Une shpère cristaline en améthyste rouge. Sert à activer des mécanismes. Quelque part en Méïa</text:p>
          </table:table-cell>
          <table:table-cell table:number-columns-repeated="1022"/>
        </table:table-row>
        <table:table-row table:style-name="ro1" table:number-rows-repeated="6">
          <table:table-cell table:style-name="Default" table:number-columns-repeated="2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2:02:06.9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1-25T22:02:30.929000000</dc:date>
    <meta:editing-duration>PT18H39M8S</meta:editing-duration>
    <meta:editing-cycles>25</meta:editing-cycles>
    <meta:document-statistic meta:table-count="1" meta:cell-count="67" meta:object-count="0"/>
  </office:meta>
</office:document-meta>
</file>